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3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  <style:text-properties style:use-window-font-color="true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23b8d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6" office:value-type="float" office:value="84105">
            <text:p>84105</text:p>
          </table:table-cell>
          <table:table-cell table:number-columns-repeated="1022"/>
        </table:table-row>
        <table:table-row table:style-name="ro1">
          <table:table-cell office:value-type="string">
            <text:p>PAGO PPI 1840456/1 FERRETERIA PETTER E.I.R.L.,RUC-20272 643793 <text:s/>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PAGO PPI 1845589/1 MERCOTRANS LOGISTICA Y NEGOCIOS S.A. C,RUC-20524662613 <text:s/></text:p>
          </table:table-cell>
          <table:table-cell/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VALOR FATURA:215/1 SENEZGRAF E.I.R.L. <text:s/></text:p>
          </table:table-cell>
          <table:table-cell table:number-columns-repeated="2"/>
          <table:table-cell office:value-type="float" office:value="510">
            <text:p>510</text:p>
          </table:table-cell>
          <table:table-cell table:number-columns-repeated="1020"/>
        </table:table-row>
        <table:table-row table:style-name="ro1">
          <table:table-cell office:value-type="string">
            <text:p>VALOR FATURA:9089/1 BUENA VISTA SAC <text:s/></text:p>
          </table:table-cell>
          <table:table-cell table:number-columns-repeated="2"/>
          <table:table-cell office:value-type="float" office:value="965">
            <text:p>965</text:p>
          </table:table-cell>
          <table:table-cell table:number-columns-repeated="1020"/>
        </table:table-row>
        <table:table-row table:style-name="ro1">
          <table:table-cell office:value-type="string">
            <text:p>PAGO PPI 1856089/1 PARIZACA CORDOVA JACKELINE SONIA,RUC -10441694259 <text:s/></text:p>
          </table:table-cell>
          <table:table-cell/>
          <table:table-cell office:value-type="float" office:value="138">
            <text:p>138</text:p>
          </table:table-cell>
          <table:table-cell table:number-columns-repeated="1021"/>
        </table:table-row>
        <table:table-row table:style-name="ro1">
          <table:table-cell office:value-type="string">
            <text:p>PAGO PPI 1857246/1 SNC LAVALIN PERU S.A,RUC-20173074108 <text:s text:c="2"/></text:p>
          </table:table-cell>
          <table:table-cell/>
          <table:table-cell office:value-type="float" office:value="20095">
            <text:p>20095</text:p>
          </table:table-cell>
          <table:table-cell table:number-columns-repeated="1021"/>
        </table:table-row>
        <table:table-row table:style-name="ro1">
          <table:table-cell office:value-type="string">
            <text:p>PAGO PPI 1856476/1 GESTION DE SERVICIOS AMBIENTALES S.A .C.,RUC-20507850091 <text:s/></text:p>
          </table:table-cell>
          <table:table-cell/>
          <table:table-cell office:value-type="float" office:value="696">
            <text:p>696</text:p>
          </table:table-cell>
          <table:table-cell table:number-columns-repeated="1021"/>
        </table:table-row>
        <table:table-row table:style-name="ro1">
          <table:table-cell office:value-type="string">
            <text:p>PAGO PPI 1856110/1 PARIZACA CORDOVA JACKELINE SONIA,RUC -10441694259 <text:s/></text:p>
          </table:table-cell>
          <table:table-cell/>
          <table:table-cell office:value-type="float" office:value="301">
            <text:p>301</text:p>
          </table:table-cell>
          <table:table-cell table:number-columns-repeated="1021"/>
        </table:table-row>
        <table:table-row table:style-name="ro1">
          <table:table-cell office:value-type="string">
            <text:p>PAGO PPI 1856172/1 PARIZACA CORDOVA JACKELINE SONIA,RUC -10441694259 <text:s/></text:p>
          </table:table-cell>
          <table:table-cell/>
          <table:table-cell office:value-type="float" office:value="296">
            <text:p>296</text:p>
          </table:table-cell>
          <table:table-cell table:number-columns-repeated="1021"/>
        </table:table-row>
        <table:table-row table:style-name="ro1">
          <table:table-cell office:value-type="string">
            <text:p>PAGO PPI 1856627/1 CONSTRUCTORA Y TRANSPORTES MACONSA,R UC-20120761006 <text:s/></text:p>
          </table:table-cell>
          <table:table-cell/>
          <table:table-cell office:value-type="float" office:value="15983">
            <text:p>15983</text:p>
          </table:table-cell>
          <table:table-cell table:number-columns-repeated="1021"/>
        </table:table-row>
        <table:table-row table:style-name="ro1">
          <table:table-cell office:value-type="string">
            <text:p>PAGO PPI 1856651/1 A &amp; S SOLUTIONS S.R.L.,RUC-203357787 75 <text:s/></text:p>
          </table:table-cell>
          <table:table-cell/>
          <table:table-cell office:value-type="float" office:value="7602">
            <text:p>7602</text:p>
          </table:table-cell>
          <table:table-cell table:number-columns-repeated="1021"/>
        </table:table-row>
        <table:table-row table:style-name="ro1">
          <table:table-cell office:value-type="string">
            <text:p>PAGO PPI 1857105/1 CONTROL TOTAL SAC,RUC-20412942052 <text:s text:c="2"/></text:p>
          </table:table-cell>
          <table:table-cell/>
          <table:table-cell office:value-type="float" office:value="4534">
            <text:p>4534</text:p>
          </table:table-cell>
          <table:table-cell table:number-columns-repeated="1021"/>
        </table:table-row>
        <table:table-row table:style-name="ro1">
          <table:table-cell office:value-type="string">
            <text:p>PAGO PPI 1857108/1 GESTION DE SERVICIOS AMBIENTALES S.A .C.,RUC-20507850091 <text:s/></text:p>
          </table:table-cell>
          <table:table-cell/>
          <table:table-cell office:value-type="float" office:value="404">
            <text:p>404</text:p>
          </table:table-cell>
          <table:table-cell table:number-columns-repeated="1021"/>
        </table:table-row>
        <table:table-row table:style-name="ro1">
          <table:table-cell office:value-type="string">
            <text:p>PAGO PPI 1857109/1 SALUD OCUPACIONAL INTEGRAL SAN GABRI EL,RUC-20539477600 <text:s/></text:p>
          </table:table-cell>
          <table:table-cell/>
          <table:table-cell office:value-type="float" office:value="881">
            <text:p>881</text:p>
          </table:table-cell>
          <table:table-cell table:number-columns-repeated="1021"/>
        </table:table-row>
        <table:table-row table:style-name="ro1">
          <table:table-cell office:value-type="string">
            <text:p>PAGO PPI 1857111/1 EXTRAMES S.A.C.,RUC-20498564233 <text:s text:c="2"/></text:p>
          </table:table-cell>
          <table:table-cell/>
          <table:table-cell office:value-type="float" office:value="13230">
            <text:p>13230</text:p>
          </table:table-cell>
          <table:table-cell table:number-columns-repeated="1021"/>
        </table:table-row>
        <table:table-row table:style-name="ro1">
          <table:table-cell office:value-type="string">
            <text:p>PAGO PPI 1857118/1 MURGA ROCHA HUGO MARTIN,RUC-10401873 827 <text:s/></text:p>
          </table:table-cell>
          <table:table-cell/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PAGO PPI 1857114/1 CENTRO MEDICO DIVINO NI�O-MOLLENDO,R UC-20456195912 <text:s/></text:p>
          </table:table-cell>
          <table:table-cell/>
          <table:table-cell office:value-type="float" office:value="329">
            <text:p>329</text:p>
          </table:table-cell>
          <table:table-cell table:number-columns-repeated="1021"/>
        </table:table-row>
        <table:table-row table:style-name="ro1">
          <table:table-cell office:value-type="string">
            <text:p>PAGO PPI 1857115/1 MURGA ROCHA HUGO MARTIN,RUC-10401873 827 <text:s/></text:p>
          </table:table-cell>
          <table:table-cell/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PAGO PPI 1857116/1 MURGA ROCHA HUGO MARTIN,RUC-10401873 827 <text:s/></text:p>
          </table:table-cell>
          <table:table-cell/>
          <table:table-cell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office:value-type="string">
            <text:p>PAGO PPI 1857106/1 LINARES LINARES FRANCISCO,RUC-102944 66121 <text:s/></text:p>
          </table:table-cell>
          <table:table-cell/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PAGO PPI 1857107/1 LINARES LINARES FRANCISCO,RUC-102944 66121 <text:s/></text:p>
          </table:table-cell>
          <table:table-cell/>
          <table:table-cell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office:value-type="string">
            <text:p>PAGO PPI 1844856/1 BUSINESS QUALITY PRICES S.A.,RUC-205 58325365 <text:s/></text:p>
          </table:table-cell>
          <table:table-cell/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PAGO PPI 1856303/1 RAGALSA E.I.R.L,RUC-20547039531 <text:s text:c="2"/></text:p>
          </table:table-cell>
          <table:table-cell/>
          <table:table-cell office:value-type="float" office:value="330">
            <text:p>330</text:p>
          </table:table-cell>
          <table:table-cell table:number-columns-repeated="1021"/>
        </table:table-row>
        <table:table-row table:style-name="ro1">
          <table:table-cell office:value-type="string">
            <text:p>PAGO PPI 1856459/1 TRANSBER S.A.C.,RUC-20101158927 <text:s text:c="2"/></text:p>
          </table:table-cell>
          <table:table-cell/>
          <table:table-cell office:value-type="float" office:value="345">
            <text:p>345</text:p>
          </table:table-cell>
          <table:table-cell table:number-columns-repeated="1021"/>
        </table:table-row>
        <table:table-row table:style-name="ro1">
          <table:table-cell office:value-type="string">
            <text:p>PAGO PPI 1856008/1 TELEPROCESAMIENTO DE DATOS VITALES S AC,RUC-20510249586 <text:s/></text:p>
          </table:table-cell>
          <table:table-cell/>
          <table:table-cell office:value-type="float" office:value="399">
            <text:p>399</text:p>
          </table:table-cell>
          <table:table-cell table:number-columns-repeated="1021"/>
        </table:table-row>
        <table:table-row table:style-name="ro1">
          <table:table-cell office:value-type="string">
            <text:p>PAGO PPI 1856013/1 TELEPROCESAMIENTO DE DATOS VITALES S AC,RUC-20510249586 <text:s/></text:p>
          </table:table-cell>
          <table:table-cell/>
          <table:table-cell office:value-type="float" office:value="1516">
            <text:p>1516</text:p>
          </table:table-cell>
          <table:table-cell table:number-columns-repeated="1021"/>
        </table:table-row>
        <table:table-row table:style-name="ro1">
          <table:table-cell office:value-type="string">
            <text:p>PAGO PPI 1856017/1 TELEPROCESAMIENTO DE DATOS VITALES S AC,RUC-20510249586 <text:s/></text:p>
          </table:table-cell>
          <table:table-cell/>
          <table:table-cell office:value-type="float" office:value="399">
            <text:p>399</text:p>
          </table:table-cell>
          <table:table-cell table:number-columns-repeated="1021"/>
        </table:table-row>
        <table:table-row table:style-name="ro1">
          <table:table-cell office:value-type="string">
            <text:p>PAGO PPI 1856020/1 TELEPROCESAMIENTO DE DATOS VITALES S AC,RUC-20510249586 <text:s/></text:p>
          </table:table-cell>
          <table:table-cell/>
          <table:table-cell office:value-type="float" office:value="1219">
            <text:p>1219</text:p>
          </table:table-cell>
          <table:table-cell table:number-columns-repeated="1021"/>
        </table:table-row>
        <table:table-row table:style-name="ro1">
          <table:table-cell office:value-type="string">
            <text:p>PAGO PPI 1856043/1 SOLUCIONES ECOLOGICAS S.A.C.,RUC-204 55203580 <text:s/></text:p>
          </table:table-cell>
          <table:table-cell/>
          <table:table-cell office:value-type="float" office:value="365">
            <text:p>365</text:p>
          </table:table-cell>
          <table:table-cell table:number-columns-repeated="1021"/>
        </table:table-row>
        <table:table-row table:style-name="ro1">
          <table:table-cell office:value-type="string">
            <text:p>PAGO PPI 1856051/1 SOLUCIONES ECOLOGICAS S.A.C.,RUC-204 55203580 <text:s/></text:p>
          </table:table-cell>
          <table:table-cell/>
          <table:table-cell office:value-type="float" office:value="636">
            <text:p>636</text:p>
          </table:table-cell>
          <table:table-cell table:number-columns-repeated="1021"/>
        </table:table-row>
        <table:table-row table:style-name="ro1">
          <table:table-cell office:value-type="string">
            <text:p>PAGO PPI 1857117/1 MURGA ROCHA HUGO MARTIN,RUC-10401873 827 <text:s/></text:p>
          </table:table-cell>
          <table:table-cell/>
          <table:table-cell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office:value-type="string">
            <text:p>PAGO PPI 1857119/1 MURGA ROCHA HUGO MARTIN,RUC-10401873 827 <text:s/></text:p>
          </table:table-cell>
          <table:table-cell/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PAGO PPI 1857120/1 MURGA ROCHA HUGO MARTIN,RUC-10401873 827 <text:s/></text:p>
          </table:table-cell>
          <table:table-cell/>
          <table:table-cell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office:value-type="string">
            <text:p>PAGO PPI 1857121/1 EMTRAHAVE S.A.C,RUC-20481372454 <text:s text:c="2"/></text:p>
          </table:table-cell>
          <table:table-cell/>
          <table:table-cell office:value-type="float" office:value="2300">
            <text:p>2300</text:p>
          </table:table-cell>
          <table:table-cell table:number-columns-repeated="1021"/>
        </table:table-row>
        <table:table-row table:style-name="ro1">
          <table:table-cell office:value-type="string">
            <text:p>PAGO PPI 1857122/1 EMP.ABUGATTAS ABUSADA ARQUITECTOS EI RL,RUC-20539399889 <text:s/></text:p>
          </table:table-cell>
          <table:table-cell/>
          <table:table-cell office:value-type="float" office:value="4372">
            <text:p>4372</text:p>
          </table:table-cell>
          <table:table-cell table:number-columns-repeated="1021"/>
        </table:table-row>
        <table:table-row table:style-name="ro1">
          <table:table-cell office:value-type="string">
            <text:p>PAGO PPI 1856858/1 SOSA JIMENEZ KELLY NEREA,RUC-1044920 9040 <text:s/></text:p>
          </table:table-cell>
          <table:table-cell/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 office:value-type="string">
            <text:p>PAGO PPI 1856869/1 REPRODATA S.A.C.,RUC-20100340438 <text:s text:c="2"/></text:p>
          </table:table-cell>
          <table:table-cell/>
          <table:table-cell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office:value-type="string">
            <text:p>PAGO PPI 1856222/1 INVERSIONES VELASQUEZ E.I.R.L.,RUC-2 0498357106 <text:s/></text:p>
          </table:table-cell>
          <table:table-cell/>
          <table:table-cell office:value-type="float" office:value="3480">
            <text:p>3480</text:p>
          </table:table-cell>
          <table:table-cell table:number-columns-repeated="1021"/>
        </table:table-row>
        <table:table-row table:style-name="ro1">
          <table:table-cell office:value-type="string">
            <text:p>PAGO PPI 1856245/1 LINARES LINARES FRANCISCO,RUC-102944 66121 <text:s/></text:p>
          </table:table-cell>
          <table:table-cell/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 office:value-type="string">
            <text:p>PAGO PPI 1856256/1 COMSATEL PERU S. A. C.,RUC-203300967 49 <text:s/></text:p>
          </table:table-cell>
          <table:table-cell/>
          <table:table-cell office:value-type="float" office:value="708">
            <text:p>708</text:p>
          </table:table-cell>
          <table:table-cell table:number-columns-repeated="1021"/>
        </table:table-row>
        <table:table-row table:style-name="ro1">
          <table:table-cell office:value-type="string">
            <text:p>PAGO PPI 1856272/1 REPUESTOS Y LUBRICANTES SYRASA A EIR L,RUC-20141140257 <text:s/></text:p>
          </table:table-cell>
          <table:table-cell/>
          <table:table-cell office:value-type="float" office:value="704">
            <text:p>7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AGO PPI 1856282/1 AUTOMOTRIZ INCAMOTORS S.A.C.,RUC-204 55307954 <text:s/>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PAGO PPI 1856288/1 AUTOMOTRIZ INCAMOTORS S.A.C.,RUC-204 55307954 <text:s/>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GO PPI 1856299/1 REMARSA HIDRAULICA SAC,RUC-205079432 69 <text:s/></text:p>
          </table:table-cell>
          <table:table-cell/>
          <table:table-cell office:value-type="float" office:value="597">
            <text:p>597</text:p>
          </table:table-cell>
          <table:table-cell table:number-columns-repeated="1021"/>
        </table:table-row>
        <table:table-row table:style-name="ro1">
          <table:table-cell office:value-type="string">
            <text:p>PAGO PPI 1856386/1 RODRIGUEZ SABOYA SARA,RUC-1005389761 0 <text:s/></text:p>
          </table:table-cell>
          <table:table-cell/>
          <table:table-cell office:value-type="float" office:value="510">
            <text:p>510</text:p>
          </table:table-cell>
          <table:table-cell table:number-columns-repeated="1021"/>
        </table:table-row>
        <table:table-row table:style-name="ro1">
          <table:table-cell office:value-type="string">
            <text:p>VALOR FATURA:239/1 SOLUCIONES ECOLOGICAS S.A.C. <text:s/></text:p>
          </table:table-cell>
          <table:table-cell table:number-columns-repeated="2"/>
          <table:table-cell office:value-type="float" office:value="635">
            <text:p>635</text:p>
          </table:table-cell>
          <table:table-cell table:number-columns-repeated="1020"/>
        </table:table-row>
        <table:table-row table:style-name="ro1">
          <table:table-cell office:value-type="string">
            <text:p>VALOR FATURA:50/1 PARIZACA CORDOVA JACKELINE SONIA <text:s/></text:p>
          </table:table-cell>
          <table:table-cell table:number-columns-repeated="2"/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string">
            <text:p>VALOR FATURA:57028/1 COMSATEL PERU S. A. C. <text:s/></text:p>
          </table:table-cell>
          <table:table-cell table:number-columns-repeated="2"/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ALOR FATURA:10823/1 GORDON INGENIEROS MAQUINARIA S.A. <text:s/></text:p>
          </table:table-cell>
          <table:table-cell table:number-columns-repeated="2"/>
          <table:table-cell office:value-type="float" office:value="289">
            <text:p>289</text:p>
          </table:table-cell>
          <table:table-cell table:number-columns-repeated="1020"/>
        </table:table-row>
        <table:table-row table:style-name="ro1">
          <table:table-cell office:value-type="string">
            <text:p>VALOR FATURA:19/1 VILCHEZ ADRIANZEN DIANA ISABEL <text:s/></text:p>
          </table:table-cell>
          <table:table-cell table:number-columns-repeated="2"/>
          <table:table-cell office:value-type="float" office:value="2256">
            <text:p>2256</text:p>
          </table:table-cell>
          <table:table-cell table:number-columns-repeated="1020"/>
        </table:table-row>
        <table:table-row table:style-name="ro1">
          <table:table-cell office:value-type="string">
            <text:p>VALOR FATURA:185/1 RAGALSA E.I.R.L <text:s/>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string">
            <text:p>VALOR FATURA:577/1 SERVICIOS GENERALES Y &amp; Y <text:s/></text:p>
          </table:table-cell>
          <table:table-cell table:number-columns-repeated="2"/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ALOR FATURA:91/1 TRANSPORTE Y SERVICIOS TRINY SAC. <text:s/></text:p>
          </table:table-cell>
          <table:table-cell table:number-columns-repeated="2"/>
          <table:table-cell office:value-type="float" office:value="1220">
            <text:p>1220</text:p>
          </table:table-cell>
          <table:table-cell table:number-columns-repeated="1020"/>
        </table:table-row>
        <table:table-row table:style-name="ro1">
          <table:table-cell office:value-type="string">
            <text:p>VALOR FATURA:161/1 LAZARTE MORALES JUAN CARLOS <text:s/>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string">
            <text:p>VALOR FATURA:2307/1 SERVICOTT <text:s/>E.I.R.L. <text:s/>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VALOR FATURA:2305/1 SERVICOTT <text:s/>E.I.R.L. <text:s/>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VALOR FATURA:2317/1 SERVICOTT <text:s/>E.I.R.L. <text:s/>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VALOR FATURA:2315/1 SERVICOTT <text:s/>E.I.R.L. <text:s/>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VALOR FATURA:1/1 AGUALIMPIA CONSULTORES S.A.C. <text:s/></text:p>
          </table:table-cell>
          <table:table-cell table:number-columns-repeated="2"/>
          <table:table-cell office:value-type="float" office:value="884">
            <text:p>88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ALOR FATURA:5371/1 CONTROL TOTAL SAC <text:s/></text:p>
          </table:table-cell>
          <table:table-cell table:style-name="ce2" table:number-columns-repeated="2"/>
          <table:table-cell table:style-name="ce2" office:value-type="float" office:value="13041">
            <text:p>13041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VALOR FATURA:133/1 GRUPO CIMA ALEX E.I.R.L. <text:s/></text:p>
          </table:table-cell>
          <table:table-cell table:style-name="ce3" table:number-columns-repeated="2"/>
          <table:table-cell table:style-name="ce3" office:value-type="float" office:value="27641">
            <text:p>27641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VALOR FATURA:134/1 EMP.ABUGATTAS ABUSADA ARQUITECTOS EIR <text:s/></text:p>
          </table:table-cell>
          <table:table-cell table:number-columns-repeated="2"/>
          <table:table-cell office:value-type="float" office:value="6789">
            <text:p>6789</text:p>
          </table:table-cell>
          <table:table-cell table:number-columns-repeated="1020"/>
        </table:table-row>
        <table:table-row table:style-name="ro1">
          <table:table-cell office:value-type="string">
            <text:p>VALOR FATURA:22936/1 REGUS BUSINESS CENTRE (PERU) S.A <text:s/></text:p>
          </table:table-cell>
          <table:table-cell table:number-columns-repeated="2"/>
          <table:table-cell office:value-type="float" office:value="2320">
            <text:p>2320</text:p>
          </table:table-cell>
          <table:table-cell table:number-columns-repeated="1020"/>
        </table:table-row>
        <table:table-row table:style-name="ro1">
          <table:table-cell office:value-type="string">
            <text:p>VALOR FATURA:22935/1 REGUS BUSINESS CENTRE (PERU) S.A <text:s/></text:p>
          </table:table-cell>
          <table:table-cell table:number-columns-repeated="2"/>
          <table:table-cell office:value-type="float" office:value="2320">
            <text:p>2320</text:p>
          </table:table-cell>
          <table:table-cell table:number-columns-repeated="1020"/>
        </table:table-row>
        <table:table-row table:style-name="ro1">
          <table:table-cell office:value-type="string">
            <text:p>VALOR FATURA:488/1 JACK LOPEZ INGENIEROS S.A.C. <text:s/></text:p>
          </table:table-cell>
          <table:table-cell table:number-columns-repeated="2"/>
          <table:table-cell office:value-type="float" office:value="4248">
            <text:p>4248</text:p>
          </table:table-cell>
          <table:table-cell table:number-columns-repeated="1020"/>
        </table:table-row>
        <table:table-row table:style-name="ro1">
          <table:table-cell office:value-type="string">
            <text:p>VALOR FATURA:56356/1 COMSATEL PERU S. A. C. <text:s/></text:p>
          </table:table-cell>
          <table:table-cell table:number-columns-repeated="2"/>
          <table:table-cell office:value-type="float" office:value="483">
            <text:p>48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ALOR FATURA:2530/1 GLOBAL PROFESSIONAL SYSTEMS DEL PERU <text:s/></text:p>
          </table:table-cell>
          <table:table-cell table:style-name="ce4" table:number-columns-repeated="2"/>
          <table:table-cell table:style-name="ce4" office:value-type="float" office:value="87">
            <text:p>87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VALOR FATURA:2531/1 GLOBAL PROFESSIONAL SYSTEMS DEL PERU <text:s/>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1020"/>
        </table:table-row>
        <table:table-row table:style-name="ro1">
          <table:table-cell office:value-type="string">
            <text:p>VALOR FATURA:205632/1 T-COPIA S.A.C. <text:s/></text:p>
          </table:table-cell>
          <table:table-cell table:number-columns-repeated="2"/>
          <table:table-cell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 office:value-type="string">
            <text:p>VALOR FATURA:205623/1 T-COPIA S.A.C. <text:s/></text:p>
          </table:table-cell>
          <table:table-cell table:number-columns-repeated="2"/>
          <table:table-cell office:value-type="float" office:value="411">
            <text:p>411</text:p>
          </table:table-cell>
          <table:table-cell table:number-columns-repeated="1020"/>
        </table:table-row>
        <table:table-row table:style-name="ro1">
          <table:table-cell office:value-type="string">
            <text:p>VALOR FATURA:955/1 D &amp; J REMISSE 212121 S.A.C. <text:s/>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GO PPI 1868693/1 CONTROL TOTAL SAC,RUC-20412942052 <text:s text:c="2"/></text:p>
          </table:table-cell>
          <table:table-cell table:style-name="ce2"/>
          <table:table-cell table:style-name="ce2" office:value-type="float" office:value="13041">
            <text:p>13041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PAGO PPI 1866553/1 TRANSPORTE Y SERVICIOS TRINY SAC.,RU C-20457614790 <text:s/></text:p>
          </table:table-cell>
          <table:table-cell/>
          <table:table-cell office:value-type="float" office:value="1220">
            <text:p>1220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AGO PPI 1864435/1 SOLUCIONES ECOLOGICAS S.A.C.,RUC-204 55203580 <text:s/></text:p>
          </table:table-cell>
          <table:table-cell table:style-name="ce5"/>
          <table:table-cell table:style-name="ce5" office:value-type="float" office:value="635">
            <text:p>635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>
            <text:p>PAGO PPI 1868701/1 GRUPO CIMA ALEX E.I.R.L.,RUC-2045597 3342 <text:s/></text:p>
          </table:table-cell>
          <table:table-cell table:style-name="ce3"/>
          <table:table-cell table:style-name="ce3" office:value-type="float" office:value="27641">
            <text:p>27641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PAGO PPI 1866557/1 LAZARTE MORALES JUAN CARLOS,RUC-1029 6080336 <text:s/></text:p>
          </table:table-cell>
          <table:table-cell/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 office:value-type="string">
            <text:p>PAGO PPI 1864611/1 PARIZACA CORDOVA JACKELINE SONIA,RUC -10441694259 <text:s/></text:p>
          </table:table-cell>
          <table:table-cell/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office:value-type="string">
            <text:p>PAGO PPI 1866742/1 SERVICOTT <text:s/>E.I.R.L.,RUC-20411772501 <text:s text:c="2"/></text:p>
          </table:table-cell>
          <table:table-cell/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PAGO PPI 1869675/1 EMP.ABUGATTAS ABUSADA ARQUITECTOS EI RL,RUC-20539399889 <text:s/></text:p>
          </table:table-cell>
          <table:table-cell/>
          <table:table-cell office:value-type="float" office:value="6789">
            <text:p>6789</text:p>
          </table:table-cell>
          <table:table-cell table:number-columns-repeated="1021"/>
        </table:table-row>
        <table:table-row table:style-name="ro1">
          <table:table-cell office:value-type="string">
            <text:p>PAGO PPI 1869583/1 REGUS BUSINESS CENTRE (PERU) S.A,RUC -20423547678 <text:s/></text:p>
          </table:table-cell>
          <table:table-cell/>
          <table:table-cell office:value-type="float" office:value="2320">
            <text:p>2320</text:p>
          </table:table-cell>
          <table:table-cell table:number-columns-repeated="1021"/>
        </table:table-row>
        <table:table-row table:style-name="ro1">
          <table:table-cell office:value-type="string">
            <text:p>PAGO PPI 1869595/1 REGUS BUSINESS CENTRE (PERU) S.A,RUC -20423547678 <text:s/></text:p>
          </table:table-cell>
          <table:table-cell/>
          <table:table-cell office:value-type="float" office:value="2320">
            <text:p>2320</text:p>
          </table:table-cell>
          <table:table-cell table:number-columns-repeated="1021"/>
        </table:table-row>
        <table:table-row table:style-name="ro1">
          <table:table-cell office:value-type="string">
            <text:p>PAGO PPI 1869641/1 JACK LOPEZ INGENIEROS S.A.C.,RUC-203 01877928 <text:s/></text:p>
          </table:table-cell>
          <table:table-cell/>
          <table:table-cell office:value-type="float" office:value="4248">
            <text:p>4248</text:p>
          </table:table-cell>
          <table:table-cell table:number-columns-repeated="1021"/>
        </table:table-row>
        <table:table-row table:style-name="ro1">
          <table:table-cell office:value-type="string">
            <text:p>PAGO PPI 1864856/1 COMSATEL PERU S. A. C.,RUC-203300967 49 <text:s/></text:p>
          </table:table-cell>
          <table:table-cell/>
          <table:table-cell office:value-type="float" office:value="356">
            <text:p>356</text:p>
          </table:table-cell>
          <table:table-cell table:number-columns-repeated="1021"/>
        </table:table-row>
        <table:table-row table:style-name="ro1">
          <table:table-cell office:value-type="string">
            <text:p>PAGO PPI 1866743/1 SERVICOTT <text:s/>E.I.R.L.,RUC-20411772501 <text:s text:c="2"/></text:p>
          </table:table-cell>
          <table:table-cell/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PAGO PPI 1866756/1 SERVICOTT <text:s/>E.I.R.L.,RUC-20411772501 <text:s text:c="2"/></text:p>
          </table:table-cell>
          <table:table-cell/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PAGO PPI 1866775/1 SERVICOTT <text:s/>E.I.R.L.,RUC-20411772501 <text:s text:c="2"/></text:p>
          </table:table-cell>
          <table:table-cell/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PAGO PPI 1866346/1 SERVICIOS GENERALES Y &amp; Y,RUC-205580 13983 <text:s/></text:p>
          </table:table-cell>
          <table:table-cell/>
          <table:table-cell office:value-type="float" office:value="698">
            <text:p>698</text:p>
          </table:table-cell>
          <table:table-cell table:number-columns-repeated="1021"/>
        </table:table-row>
        <table:table-row table:style-name="ro1">
          <table:table-cell office:value-type="string">
            <text:p>PAGO PPI 1864901/1 GORDON INGENIEROS MAQUINARIA S.A.,RU C-20102108958 <text:s/></text:p>
          </table:table-cell>
          <table:table-cell/>
          <table:table-cell office:value-type="float" office:value="289">
            <text:p>289</text:p>
          </table:table-cell>
          <table:table-cell table:number-columns-repeated="1021"/>
        </table:table-row>
        <table:table-row table:style-name="ro1">
          <table:table-cell office:value-type="string">
            <text:p>PAGO PPI 1865070/1 VILCHEZ ADRIANZEN DIANA ISABEL,RUC-1 0429839225 <text:s/></text:p>
          </table:table-cell>
          <table:table-cell/>
          <table:table-cell office:value-type="float" office:value="2256">
            <text:p>2256</text:p>
          </table:table-cell>
          <table:table-cell table:number-columns-repeated="1021"/>
        </table:table-row>
        <table:table-row table:style-name="ro1">
          <table:table-cell office:value-type="string">
            <text:p>PAGO PPI 1865132/1 RAGALSA E.I.R.L,RUC-20547039531 <text:s text:c="2"/></text:p>
          </table:table-cell>
          <table:table-cell/>
          <table:table-cell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office:value-type="string">
            <text:p>PAGO PPI 1867122/1 SENEZGRAF E.I.R.L.,RUC-20552511426 <text:s text:c="2"/></text:p>
          </table:table-cell>
          <table:table-cell/>
          <table:table-cell office:value-type="float" office:value="510">
            <text:p>510</text:p>
          </table:table-cell>
          <table:table-cell table:number-columns-repeated="1021"/>
        </table:table-row>
        <table:table-row table:style-name="ro1">
          <table:table-cell office:value-type="string">
            <text:p>PAGO PPI 1862984/1 BUENA VISTA SAC,RUC-20503835984 <text:s text:c="2"/></text:p>
          </table:table-cell>
          <table:table-cell/>
          <table:table-cell office:value-type="float" office:value="965">
            <text:p>965</text:p>
          </table:table-cell>
          <table:table-cell table:number-columns-repeated="1021"/>
        </table:table-row>
        <table:table-row table:style-name="ro1">
          <table:table-cell office:value-type="string">
            <text:p>VALOR FATURA:19915/1 TRANSPORTES THORNADO S.A.C. <text:s/></text:p>
          </table:table-cell>
          <table:table-cell table:number-columns-repeated="2"/>
          <table:table-cell office:value-type="float" office:value="15590">
            <text:p>15590</text:p>
          </table:table-cell>
          <table:table-cell table:number-columns-repeated="1020"/>
        </table:table-row>
        <table:table-row table:style-name="ro1">
          <table:table-cell office:value-type="string">
            <text:p>VALOR FATURA:1684/1 CCALA MOLINA DAVID JUAN <text:s/>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string">
            <text:p>VALOR FATURA:42289/1 APOYO CONSULTORIA S.A.C. <text:s/>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1020"/>
        </table:table-row>
        <table:table-row table:style-name="ro1">
          <table:table-cell office:value-type="string">
            <text:p>VALOR FATURA:1020/1 TECNICA Y PROYECTOS S.A <text:s/></text:p>
          </table:table-cell>
          <table:table-cell table:number-columns-repeated="2"/>
          <table:table-cell office:value-type="float" office:value="19802">
            <text:p>19802</text:p>
          </table:table-cell>
          <table:table-cell table:number-columns-repeated="1020"/>
        </table:table-row>
        <table:table-row table:style-name="ro1">
          <table:table-cell office:value-type="string">
            <text:p>VALOR PROVISION F.002-1266 BELLIDO ORELLANA JOSE EMILIO S/.1,140.00 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1020"/>
        </table:table-row>
        <table:table-row table:style-name="ro1">
          <table:table-cell office:value-type="string">
            <text:p>VALOR PROVISION F.002-552 MORAN COYA JULIO CESAR S/.8,814.00 </text:p>
          </table:table-cell>
          <table:table-cell table:number-columns-repeated="2"/>
          <table:table-cell office:value-type="float" office:value="1058">
            <text:p>1058</text:p>
          </table:table-cell>
          <table:table-cell table:number-columns-repeated="1020"/>
        </table:table-row>
        <table:table-row table:style-name="ro1">
          <table:table-cell office:value-type="string">
            <text:p>VALOR PROVISION F.001-26961 MARCO ANTONIO REST.S.A.C S/.1,590.00 </text:p>
          </table:table-cell>
          <table:table-cell table:number-columns-repeated="2"/>
          <table:table-cell office:value-type="float" office:value="191">
            <text:p>191</text:p>
          </table:table-cell>
          <table:table-cell table:number-columns-repeated="1020"/>
        </table:table-row>
        <table:table-row table:style-name="ro1">
          <table:table-cell office:value-type="string">
            <text:p>VALOR FATURA:19837/1 TRANSPORTES THORNADO S.A.C. <text:s/></text:p>
          </table:table-cell>
          <table:table-cell table:number-columns-repeated="2"/>
          <table:table-cell office:value-type="float" office:value="4354">
            <text:p>4354</text:p>
          </table:table-cell>
          <table:table-cell table:number-columns-repeated="1020"/>
        </table:table-row>
        <table:table-row table:style-name="ro1">
          <table:table-cell office:value-type="string">
            <text:p>VALOR FATURA:19948/1 TRANSPORTES THORNADO S.A.C. <text:s/></text:p>
          </table:table-cell>
          <table:table-cell table:number-columns-repeated="2"/>
          <table:table-cell office:value-type="float" office:value="1869">
            <text:p>1869</text:p>
          </table:table-cell>
          <table:table-cell table:number-columns-repeated="1020"/>
        </table:table-row>
        <table:table-row table:style-name="ro1">
          <table:table-cell office:value-type="string">
            <text:p>VALOR FATURA:263/1 RODRIGUEZ SABOYA SARA <text:s/></text:p>
          </table:table-cell>
          <table:table-cell table:number-columns-repeated="2"/>
          <table:table-cell office:value-type="float" office:value="177">
            <text:p>177</text:p>
          </table:table-cell>
          <table:table-cell table:number-columns-repeated="1020"/>
        </table:table-row>
        <table:table-row table:style-name="ro1">
          <table:table-cell office:value-type="string">
            <text:p>VALOR FATURA:644/1 FEBRES MARDINI JORGE MARTIN <text:s/>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ALOR FATURA:19939/1 TRANSPORTES THORNADO S.A.C. <text:s/></text:p>
          </table:table-cell>
          <table:table-cell table:number-columns-repeated="2"/>
          <table:table-cell office:value-type="float" office:value="241">
            <text:p>241</text:p>
          </table:table-cell>
          <table:table-cell table:number-columns-repeated="1020"/>
        </table:table-row>
        <table:table-row table:style-name="ro1">
          <table:table-cell office:value-type="string">
            <text:p>VALOR FATURA:148/1 VANALETI E.I.R.L. <text:s/>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1020"/>
        </table:table-row>
        <table:table-row table:style-name="ro1">
          <table:table-cell office:value-type="string">
            <text:p>VALOR FATURA:146/1 VANALETI E.I.R.L. <text:s/>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1020"/>
        </table:table-row>
        <table:table-row table:style-name="ro1">
          <table:table-cell office:value-type="string">
            <text:p>VALOR FATURA:147/1 VANALETI E.I.R.L. <text:s/>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1020"/>
        </table:table-row>
        <table:table-row table:style-name="ro1">
          <table:table-cell office:value-type="string">
            <text:p>VALOR FATURA:605/1 SERVICIOS GENERALES Y &amp; Y <text:s/></text:p>
          </table:table-cell>
          <table:table-cell table:number-columns-repeated="2"/>
          <table:table-cell office:value-type="float" office:value="747">
            <text:p>747</text:p>
          </table:table-cell>
          <table:table-cell table:number-columns-repeated="1020"/>
        </table:table-row>
        <table:table-row table:style-name="ro1">
          <table:table-cell office:value-type="string">
            <text:p>VALOR FATURA:82/1 AVANT GARDE CORPORATION S.C.R.L. <text:s/>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1020"/>
        </table:table-row>
        <table:table-row table:style-name="ro1">
          <table:table-cell office:value-type="string">
            <text:p>VALOR FATURA:8039/1 SOLDEX SA <text:s/>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office:value-type="string">
            <text:p>VALOR FATURA:4/1 CASTRO LOPEZ OSCAR ROLANDO <text:s/></text:p>
          </table:table-cell>
          <table:table-cell table:number-columns-repeated="2"/>
          <table:table-cell office:value-type="float" office:value="1785">
            <text:p>1785</text:p>
          </table:table-cell>
          <table:table-cell table:number-columns-repeated="1020"/>
        </table:table-row>
        <table:table-row table:style-name="ro1">
          <table:table-cell office:value-type="string">
            <text:p>VALOR FATURA:645/1 FEBRES MARDINI JORGE MARTIN <text:s/></text:p>
          </table:table-cell>
          <table:table-cell table:number-columns-repeated="2"/>
          <table:table-cell office:value-type="float" office:value="420">
            <text:p>4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50643">
            <text:p>50643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Hoja1.C1:Hoja1.C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22:38:33</dc:date>
    <dc:creator>JERSON VIVEROS</dc:creator>
    <meta:document-statistic meta:table-count="1" meta:cell-count="226" meta:object-count="0"/>
    <meta:generator>LibreOffice/3.5$Linux_x86 LibreOffice_project/350m1$Build-413</meta:generator>
  </office:meta>
</office:document-meta>
</file>